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6" style:parent-style-name="JobTitlebold" style:family="paragraph">
      <style:paragraph-properties fo:margin-left="0.75in">
        <style:tab-stops/>
      </style:paragraph-properties>
    </style:style>
    <style:style style:name="T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0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4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8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49" style:parent-style-name="JobTitlebold" style:family="paragraph"/>
    <style:style style:name="T5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52" style:parent-style-name="JobTitlebold" style:family="paragraph">
      <style:paragraph-properties fo:margin-left="0.75in">
        <style:tab-stops/>
      </style:paragraph-properties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</style:style>
    <style:style style:name="P61" style:parent-style-name="JobTitlebold" style:family="paragraph"/>
    <style:style style:name="T6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4" style:parent-style-name="JobTitlebold" style:family="paragraph">
      <style:paragraph-properties fo:margin-left="0.75in">
        <style:tab-stops/>
      </style:paragraph-properties>
    </style:style>
    <style:style style:name="T6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2" style:parent-style-name="DefaultParagraphFont" style:family="text">
      <style:text-properties style:font-name="Cambria" fo:font-size="16pt" style:font-size-asian="16pt" style:font-size-complex="16pt"/>
    </style:style>
    <style:style style:name="P73" style:parent-style-name="BulletPoints" style:family="paragraph">
      <style:paragraph-properties fo:margin-left="0.25in" fo:text-indent="-0.25in">
        <style:tab-stops/>
      </style:paragraph-properties>
    </style:style>
    <style:style style:name="P74" style:parent-style-name="BulletPoints" style:family="paragraph">
      <style:text-properties fo:font-size="12pt" style:font-size-asian="12pt" style:font-size-complex="12pt"/>
    </style:style>
    <style:style style:name="P75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76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77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78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="Cambria" fo:color="#0070C0" fo:font-size="16pt" style:font-size-asian="16pt" style:font-size-complex="16pt"/>
    </style:style>
    <style:style style:name="T80" style:parent-style-name="DefaultParagraphFont" style:family="text">
      <style:text-properties style:font-name="Cambria" fo:font-size="16pt" style:font-size-asian="16pt" style:font-size-complex="16pt"/>
    </style:style>
    <style:style style:name="P8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82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83" style:parent-style-name="JobTitlebold" style:family="paragraph"/>
    <style:style style:name="T8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5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8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87" style:parent-style-name="JobTitlebold" style:family="paragraph"/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9" style:parent-style-name="JobTitlebold" style:family="paragraph"/>
    <style:style style:name="T9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1" style:parent-style-name="JobTitlebold" style:family="paragraph"/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/>
    <style:style style:name="T9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5" style:parent-style-name="JobTitlebold" style:family="paragraph"/>
    <style:style style:name="T9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7" style:parent-style-name="JobTitlebold" style:family="paragraph"/>
    <style:style style:name="T9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9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0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1" style:parent-style-name="JobTitlebold" style:family="paragraph"/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3" style:parent-style-name="JobTitlebold" style:family="paragraph"/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0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7" style:parent-style-name="JobTitlebold" style:family="paragraph"/>
    <style:style style:name="T10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9" style:parent-style-name="JobTitlebold" style:family="paragraph">
      <style:paragraph-properties>
        <style:tab-stops>
          <style:tab-stop style:type="right" style:position="-3.25in"/>
        </style:tab-stops>
      </style:paragraph-properties>
    </style:style>
    <style:style style:name="T11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1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TIMES INTERNET [Full Stack Developer at Manager Level 2]</text:span><text:tab/><text:span text:style-name="T35"><text:s text:c="11"/>Nov’17-Now</text:span></text:p>
        </text:list-item>
      </text:list>
      <text:p text:style-name="P36"><text:span text:style-name="T37">Joined<text:s/></text:span><text:a xlink:href="https://economictimes.indiatimes.com/" office:target-frame-name="_top" xlink:show="replace"><text:span text:style-name="T38">ETB2B</text:span></text:a><text:span text:style-name="T39"><text:s/>at Times Internet, composed “cross-domain” tech orchestrations<text:s/></text:span><text:span text:style-name="T40">across full stack nativity</text:span><text:span text:style-name="T41">, on Edge such as<text:s/></text:span><text:a xlink:href="https://github.com/prateekrastogi/publishment" office:target-frame-name="_top" xlink:show="replace"><text:span text:style-name="T42">Gatsby</text:span></text:a><text:span text:style-name="T43"><text:s/>(React),<text:s/></text:span><text:a xlink:href="https://github.com/prateekrastogi/terraform" office:target-frame-name="_top" xlink:show="replace"><text:span text:style-name="T44">LoopBack</text:span></text:a><text:span text:style-name="T45"><text:s/>(Node.js), in sidecar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46">33M</text:span></text:a><text:span text:style-name="T47"><text:s/>pageviews.</text:span></text:p>
      <text:p text:style-name="P48"/>
      <text:list text:style-name="LFO3" text:continue-numbering="true">
        <text:list-item>
          <text:p text:style-name="P49"><text:span text:style-name="T50">FICO [Software Engineer-I] <text:s text:c="2"/></text:span><text:tab/><text:tab/><text:tab/><text:tab/><text:tab/><text:tab/><text:span text:style-name="T51"><text:s text:c="12"/>Jun’14-Nov’17</text:span></text:p>
        </text:list-item>
      </text:list>
      <text:p text:style-name="P52"><text:span text:style-name="T53">Worked at Fair Isaac (FICO), where developed a<text:s/></text:span><text:a xlink:href="https://www.fico.com/en/products/fico-decision-management-platform" office:target-frame-name="_top" xlink:show="replace"><text:span text:style-name="T54">FICO DMP</text:span></text:a><text:span text:style-name="T55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56">Spring Boot</text:span><text:span text:style-name="T57">,<text:s/></text:span><text:span text:style-name="T58">Spring Data</text:span></text:a><text:span text:style-name="T59">, Google Guava, Hibernate, TestNG, Mockito, and Selenium, and deployed on an PaaS.<text:s/></text:span><text:tab/><text:tab/><text:tab/></text:p>
      <text:p text:style-name="P60"/>
      <text:list text:style-name="LFO3" text:continue-numbering="true">
        <text:list-item>
          <text:p text:style-name="P61"><text:span text:style-name="T62">UMONS [Summer Trainee]</text:span><text:tab/><text:tab/><text:tab/><text:tab/><text:tab/><text:tab/><text:span text:style-name="T63"><text:s text:c="12"/>May’13-Jul’13</text:span></text:p>
        </text:list-item>
      </text:list>
      <text:p text:style-name="P64"><text:span text:style-name="T65">Interned in University of Mons, Belgium, evolving R<text:s/></text:span><text:a xlink:href="https://github.com/prateekrastogi/Evolution-of-R" office:target-frame-name="_top" xlink:show="replace"><text:span text:style-name="T66">projects</text:span></text:a><text:span text:style-name="T67"><text:s/>about source code ecological data, crisscrossing many, any, or packages in<text:s/></text:span><text:a xlink:href="https://cran.r-project.org/src/contrib/Archive/" office:target-frame-name="_top" xlink:show="replace"><text:span text:style-name="T68">CRAN</text:span></text:a><text:span text:style-name="T69">.</text:span></text:p>
      <text:p text:style-name="P70"/>
      <text:p text:style-name="P71"/>
      <text:p text:style-name="ResumeHeadings"><text:span text:style-name="T72">Education</text:span></text:p>
      <text:p text:style-name="P73"/>
      <text:list text:style-name="LFO3" text:continue-numbering="true">
        <text:list-item>
          <text:p text:style-name="P74">Conferred Bachelor of Technology in Computer Science and Engineering by IIT Guwahati<text:s/></text:p>
        </text:list-item>
      </text:list>
      <text:p text:style-name="P75">(Indian Institute of Technology Guwahati).</text:p>
      <text:p text:style-name="P76">2010 – 2014</text:p>
      <text:p text:style-name="P77"/>
      <text:p text:style-name="P78"/>
      <text:p text:style-name="ResumeHeadings"><text:span text:style-name="T79"><draw:connector draw:type="line" svg:x1="0in" svg:y1="0in" svg:x2="0in" svg:y2="9.7in" draw:z-index="251707392" draw:id="id3" draw:style-name="a3" draw:name="Line 2" text:anchor-type="paragraph"><svg:title/><svg:desc/></draw:connector></text:span><text:span text:style-name="T80">Skills</text:span></text:p>
      <text:p text:style-name="P81"/>
      <text:p text:style-name="P82">Programming:</text:p>
      <text:list text:style-name="LFO3" text:continue-numbering="true">
        <text:list-item>
          <text:p text:style-name="P83"><text:span text:style-name="T84">JSON, gRPC, ECMAScript, JavaScript, TypeScript, JSX, Node.js, Java, R, C#, C++, C.</text:span></text:p>
        </text:list-item>
      </text:list>
      <text:p text:style-name="P85"/>
      <text:p text:style-name="P86">Software Development:</text:p>
      <text:list text:style-name="LFO3" text:continue-numbering="true">
        <text:list-item>
          <text:p text:style-name="P87"><text:span text:style-name="T88">WebExtensions, Gatsby, Strapi, Apollo Server, LoopBack, Next.js, Nuxt.js, and Express. <text:s/></text:span></text:p>
        </text:list-item>
        <text:list-item>
          <text:p text:style-name="P89"><text:span text:style-name="T90">RxJS, Ramda, Lodash, Workbox, StandardJS, TSLint, Jest, and Cypress.<text:s/></text:span></text:p>
        </text:list-item>
        <text:list-item>
          <text:p text:style-name="P91"><text:span text:style-name="T92">React, Ant Design, Redux, Redux-Saga, and React Apollo.<text:s/></text:span></text:p>
        </text:list-item>
        <text:list-item>
          <text:p text:style-name="P93"><text:span text:style-name="T94">webpack, Babel, Yarn, and npm.</text:span></text:p>
        </text:list-item>
        <text:list-item>
          <text:p text:style-name="P95"><text:span text:style-name="T96">Spring Boot, Spring Data, Hibernate, Google Guava, TestNG, Mockito, Selenium, and Maven.</text:span></text:p>
        </text:list-item>
        <text:list-item>
          <text:p text:style-name="P97"><text:span text:style-name="T98">MongoDB, MySQL, and Cosmos DB.</text:span></text:p>
        </text:list-item>
      </text:list>
      <text:p text:style-name="P99"/>
      <text:p text:style-name="P100">Cloud Computing:</text:p>
      <text:list text:style-name="LFO3" text:continue-numbering="true">
        <text:list-item>
          <text:p text:style-name="P101"><text:span text:style-name="T102">Helm, Knative, Kubernetes, Istio, Docker Compose, Docker, and Vagrant.</text:span></text:p>
        </text:list-item>
        <text:list-item>
          <text:p text:style-name="P103"><text:span text:style-name="T104">Google Cloud Platform (GCP), Microsoft Azure, and Amazon Web Services (AWS).</text:span></text:p>
        </text:list-item>
      </text:list>
      <text:p text:style-name="P105"/>
      <text:p text:style-name="P106">Utilities:</text:p>
      <text:list text:style-name="LFO3" text:continue-numbering="true">
        <text:list-item>
          <text:p text:style-name="P107"><text:span text:style-name="T108">Git, Jira, Jenkins, APM, CDN, ADN, Microsoft Office, and any OS.</text:span></text:p>
        </text:list-item>
        <text:list-item>
          <text:p text:style-name="P109"><text:span text:style-name="T110">Visual Studio Code, Chrome DevTools, WebStorm, IntelliJ IDEA, Eclipse,<text:s/></text:span><text:line-break/><text:span text:style-name="T111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2-18T18:24:00Z</meta:creation-date>
    <dc:date>2023-02-18T18:24:00Z</dc:date>
    <meta:print-date>2009-06-18T17:50:00Z</meta:print-date>
    <meta:template xlink:href="Prateek%20Rastogi-final%20-%20Copy.dotx" xlink:type="simple"/>
    <meta:editing-cycles>13</meta:editing-cycles>
    <meta:editing-duration>PT0S</meta:editing-duration>
    <meta:user-defined meta:name="_TemplateID">TC019533809991</meta:user-defined>
    <meta:document-statistic meta:page-count="1" meta:paragraph-count="6" meta:word-count="458" meta:character-count="3069" meta:row-count="21" meta:non-whitespace-character-count="2617"/>
  </office:meta>
</office:document-meta>
</file>